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7879f" officeooo:paragraph-rsid="0017879f"/>
    </style:style>
    <style:style style:name="P2" style:family="paragraph" style:parent-style-name="Standard">
      <style:text-properties style:font-name="Nimbus Mono L" fo:font-size="10pt" officeooo:rsid="0017879f" officeooo:paragraph-rsid="0017879f" style:font-size-asian="10pt" style:font-size-complex="10pt"/>
    </style:style>
    <style:style style:name="P3" style:family="paragraph" style:parent-style-name="Standard">
      <style:text-properties style:font-name="Nimbus Mono L" fo:font-size="10pt" officeooo:rsid="0017879f" officeooo:paragraph-rsid="0017b11d" style:font-size-asian="10pt" style:font-size-complex="10pt"/>
    </style:style>
    <style:style style:name="P4" style:family="paragraph" style:parent-style-name="Standard">
      <style:text-properties style:font-name="Nimbus Mono L" fo:font-size="10pt" officeooo:rsid="0017879f" officeooo:paragraph-rsid="001b2729" style:font-size-asian="10pt" style:font-size-complex="10pt"/>
    </style:style>
    <style:style style:name="P5" style:family="paragraph" style:parent-style-name="Standard">
      <style:text-properties style:font-name="Nimbus Mono L" fo:font-size="10pt" officeooo:rsid="0019239b" officeooo:paragraph-rsid="0019239b" style:font-size-asian="10pt" style:font-size-complex="10pt"/>
    </style:style>
    <style:style style:name="P6" style:family="paragraph" style:parent-style-name="Standard">
      <style:text-properties style:font-name="Nimbus Mono L" fo:font-size="10pt" officeooo:rsid="001b2729" officeooo:paragraph-rsid="001b2729" style:font-size-asian="10pt" style:font-size-complex="10pt"/>
    </style:style>
    <style:style style:name="P7" style:family="paragraph" style:parent-style-name="Standard">
      <style:text-properties style:font-name="Nimbus Mono L" fo:font-size="10pt" fo:font-weight="bold" officeooo:rsid="0017879f" officeooo:paragraph-rsid="0017879f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Nimbus Mono L" fo:font-size="12pt" style:text-underline-style="solid" style:text-underline-width="auto" style:text-underline-color="font-color" fo:font-weight="bold" officeooo:rsid="0017b11d" officeooo:paragraph-rsid="0017b11d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Nimbus Mono L" fo:font-size="12pt" style:text-underline-style="solid" style:text-underline-width="auto" style:text-underline-color="font-color" fo:font-weight="bold" officeooo:rsid="0017b11d" officeooo:paragraph-rsid="0017b11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Nimbus Mono L" fo:font-size="12pt" style:text-underline-style="solid" style:text-underline-width="auto" style:text-underline-color="font-color" fo:font-weight="bold" officeooo:rsid="0017b11d" officeooo:paragraph-rsid="001b2729" style:font-size-asian="12pt" style:font-weight-asian="bold" style:font-size-complex="12pt" style:font-weight-complex="bold"/>
    </style:style>
    <style:style style:name="T1" style:family="text">
      <style:text-properties officeooo:rsid="001b27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xtbook Prob 4</text:p>
      <text:p text:style-name="P2"/>
      <text:p text:style-name="P2">&gt;&gt; <text:bookmark-start text:name="__DdeLink__3_1681406963"/>R = rot2(pi/6)<text:bookmark-end text:name="__DdeLink__3_1681406963"/></text:p>
      <text:p text:style-name="P2"/>
      <text:p text:style-name="P2">R =</text:p>
      <text:p text:style-name="P2"/>
      <text:p text:style-name="P2"><text:s text:c="4"/>0.8660 <text:s text:c="2"/>-0.5000</text:p>
      <text:p text:style-name="P2"><text:s text:c="4"/>0.5000 <text:s text:c="3"/>0.8660</text:p>
      <text:p text:style-name="P7"/>
      <text:p text:style-name="P2">&gt;&gt; trplot2(R);</text:p>
      <text:p text:style-name="P2">&gt;&gt; v = [1; 2];</text:p>
      <text:p text:style-name="P2">&gt;&gt; v2 = R * v</text:p>
      <text:p text:style-name="P2"/>
      <text:p text:style-name="P2">v2 =</text:p>
      <text:p text:style-name="P2"/>
      <text:p text:style-name="P2"><text:s text:c="3"/>-0.1340</text:p>
      <text:p text:style-name="P2"><text:s text:c="4"/>2.2321</text:p>
      <text:p text:style-name="P2"/>
      <text:p text:style-name="P2">&gt;&gt; R * inv(R)</text:p>
      <text:p text:style-name="P2"/>
      <text:p text:style-name="P2">ans =</text:p>
      <text:p text:style-name="P2"/>
      <text:p text:style-name="P2"><text:s text:c="4"/>1.0000 <text:s text:c="2"/>-0.0000</text:p>
      <text:p text:style-name="P2"><text:s text:c="4"/>0.0000 <text:s text:c="3"/>1.0000</text:p>
      <text:p text:style-name="P2"/>
      <text:p text:style-name="P2">&gt;&gt; inv(R) * R</text:p>
      <text:p text:style-name="P2"/>
      <text:p text:style-name="P2">ans =</text:p>
      <text:p text:style-name="P2"/>
      <text:p text:style-name="P2"><text:s text:c="4"/>1.0000 <text:s text:c="2"/>-0.0000</text:p>
      <text:p text:style-name="P2"><text:s text:c="4"/>0.0000 <text:s text:c="3"/>1.0000</text:p>
      <text:p text:style-name="P2"/>
      <text:p text:style-name="P2">&gt;&gt; det(R)</text:p>
      <text:p text:style-name="P2"/>
      <text:p text:style-name="P2">ans =</text:p>
      <text:p text:style-name="P2"/>
      <text:p text:style-name="P2"><text:s text:c="5"/>1</text:p>
      <text:p text:style-name="P2"/>
      <text:p text:style-name="P2">&gt;&gt; det(inv(R))</text:p>
      <text:p text:style-name="P2"/>
      <text:p text:style-name="P2">ans =</text:p>
      <text:p text:style-name="P2"/>
      <text:p text:style-name="P2"><text:s text:c="5"/>1</text:p>
      <text:p text:style-name="P9">Textbook Prob 5</text:p>
      <text:p text:style-name="P3"/>
      <text:p text:style-name="P5">&gt;&gt; R = rotx(pi/6) * roty(pi/3)</text:p>
      <text:p text:style-name="P5"/>
      <text:p text:style-name="P5">R =</text:p>
      <text:p text:style-name="P5"/>
      <text:p text:style-name="P5"><text:s text:c="4"/>0.5000 <text:s text:c="8"/>0 <text:s text:c="3"/>0.8660</text:p>
      <text:p text:style-name="P5"><text:s text:c="4"/>0.4330 <text:s text:c="3"/>0.8660 <text:s text:c="2"/>-0.2500</text:p>
      <text:p text:style-name="P5"><text:s text:c="3"/>-0.7500 <text:s text:c="3"/>0.5000 <text:s text:c="3"/>0.4330</text:p>
      <text:p text:style-name="P5"/>
      <text:p text:style-name="P5">&gt;&gt; trplot(R)</text:p>
      <text:p text:style-name="P5">&gt;&gt; v = [1; 2; 3];</text:p>
      <text:p text:style-name="P5">&gt;&gt; v2 = R * v</text:p>
      <text:p text:style-name="P5"/>
      <text:p text:style-name="P5">v2 =</text:p>
      <text:p text:style-name="P5"/>
      <text:p text:style-name="P5"><text:s text:c="4"/>3.0981</text:p>
      <text:p text:style-name="P5"><text:s text:c="4"/>1.4151</text:p>
      <text:p text:style-name="P5"><text:s text:c="4"/>1.5490</text:p>
      <text:p text:style-name="P5"/>
      <text:p text:style-name="P5">&gt;&gt; R * inv(R)</text:p>
      <text:p text:style-name="P5"/>
      <text:p text:style-name="P5">ans =</text:p>
      <text:p text:style-name="P5"/>
      <text:p text:style-name="P5"><text:s text:c="4"/>1.0000 <text:s text:c="3"/>0.0000 <text:s text:c="3"/>0.0000</text:p>
      <text:p text:style-name="P5"><text:s text:c="4"/>0.0000 <text:s text:c="3"/>1.0000 <text:s text:c="3"/>0.0000</text:p>
      <text:p text:style-name="P5"><text:s text:c="3"/>-0.0000 <text:s text:c="3"/>0.0000 <text:s text:c="3"/>1.0000</text:p>
      <text:p text:style-name="P5"/>
      <text:p text:style-name="P5">&gt;&gt; inv(R) * R</text:p>
      <text:p text:style-name="P5"/>
      <text:p text:style-name="P5">ans =</text:p>
      <text:p text:style-name="P5"/>
      <text:p text:style-name="P5"><text:s text:c="4"/>1.0000 <text:s text:c="3"/>0.0000 <text:s text:c="3"/>0.0000</text:p>
      <text:p text:style-name="P5"><text:s text:c="4"/>0.0000 <text:s text:c="3"/>1.0000 <text:s text:c="3"/>0.0000</text:p>
      <text:p text:style-name="P5"><text:s text:c="4"/>0.0000 <text:s text:c="3"/>0.0000 <text:s text:c="3"/>1.0000</text:p>
      <text:p text:style-name="P5"/>
      <text:p text:style-name="P5">&gt;&gt; det(R)</text:p>
      <text:p text:style-name="P5"/>
      <text:p text:style-name="P5">ans =</text:p>
      <text:p text:style-name="P5"/>
      <text:p text:style-name="P5"><text:s text:c="5"/>1</text:p>
      <text:p text:style-name="P5"/>
      <text:p text:style-name="P5">&gt;&gt; det(inv(R))</text:p>
      <text:p text:style-name="P5"/>
      <text:p text:style-name="P5">ans =</text:p>
      <text:p text:style-name="P5"/>
      <text:p text:style-name="P5"><text:s text:c="4"/>1.0000</text:p>
      <text:p text:style-name="P10">Textbook Prob <text:span text:style-name="T1">10</text:span></text:p>
      <text:p text:style-name="P4"/>
      <text:p text:style-name="P6">&gt;&gt; T = trotx(pi/6) * trotz(pi/4) * transl(5, 2, 3)</text:p>
      <text:p text:style-name="P6"/>
      <text:p text:style-name="P6">T =</text:p>
      <text:p text:style-name="P6"/>
      <text:p text:style-name="P6"><text:s text:c="4"/>0.7071 <text:s text:c="2"/>-0.7071 <text:s text:c="8"/>0 <text:s text:c="3"/>2.1213</text:p>
      <text:p text:style-name="P6"><text:s text:c="4"/>0.6124 <text:s text:c="3"/>0.6124 <text:s text:c="2"/>-0.5000 <text:s text:c="3"/>2.7866</text:p>
      <text:p text:style-name="P6"><text:s text:c="4"/>0.3536 <text:s text:c="3"/>0.3536 <text:s text:c="3"/>0.8660 <text:s text:c="3"/>5.0729</text:p>
      <text:p text:style-name="P6"><text:s text:c="9"/>0 <text:s text:c="8"/>0 <text:s text:c="8"/>0 <text:s text:c="3"/>1.0000</text:p>
      <text:p text:style-name="P6"/>
      <text:p text:style-name="P6">&gt;&gt; tranimate(T)</text:p>
      <text:p text:style-name="P6">&gt;&gt; v = [1; 2; 3; 1];</text:p>
      <text:p text:style-name="P6">&gt;&gt; v2 = T * v</text:p>
      <text:p text:style-name="P6"/>
      <text:p text:style-name="P6">v2 =</text:p>
      <text:p text:style-name="P6"/>
      <text:p text:style-name="P6"><text:s text:c="4"/>1.4142</text:p>
      <text:p text:style-name="P6"><text:s text:c="4"/>3.1237</text:p>
      <text:p text:style-name="P6"><text:s text:c="4"/>8.7317</text:p>
      <text:p text:style-name="P6"><text:s text:c="4"/>1.0000</text:p>
      <text:p text:style-name="P6"/>
      <text:p text:style-name="P6">&gt;&gt; T * inv(T)</text:p>
      <text:p text:style-name="P6"/>
      <text:p text:style-name="P6">ans =</text:p>
      <text:p text:style-name="P6"/>
      <text:p text:style-name="P6"><text:s text:c="4"/>1.0000 <text:s text:c="8"/>0 <text:s text:c="2"/>-0.0000 <text:s text:c="8"/>0</text:p>
      <text:p text:style-name="P6"><text:s text:c="4"/>0.0000 <text:s text:c="3"/>1.0000 <text:s text:c="8"/>0 <text:s text:c="8"/>0</text:p>
      <text:p text:style-name="P6"><text:s text:c="4"/>0.0000 <text:s text:c="2"/>-0.0000 <text:s text:c="3"/>1.0000 <text:s text:c="8"/>0</text:p>
      <text:p text:style-name="P6"><text:s text:c="9"/>0 <text:s text:c="8"/>0 <text:s text:c="8"/>0 <text:s text:c="3"/>1.0000</text:p>
      <text:p text:style-name="P6"/>
      <text:p text:style-name="P6">&gt;&gt; inv(T) * T</text:p>
      <text:p text:style-name="P6"/>
      <text:p text:style-name="P6">ans =</text:p>
      <text:p text:style-name="P6"/>
      <text:p text:style-name="P6"><text:s text:c="4"/>1.0000 <text:s text:c="2"/>-0.0000 <text:s text:c="3"/>0.0000 <text:s text:c="8"/>0</text:p>
      <text:p text:style-name="P6"><text:s text:c="3"/>-0.0000 <text:s text:c="3"/>1.0000 <text:s text:c="3"/>0.0000 <text:s text:c="8"/>0</text:p>
      <text:p text:style-name="P6"><text:s text:c="9"/>0 <text:s text:c="2"/>-0.0000 <text:s text:c="3"/>1.0000 <text:s text:c="2"/>-0.0000</text:p>
      <text:p text:style-name="P6"><text:s text:c="9"/>0 <text:s text:c="8"/>0 <text:s text:c="8"/>0 <text:s text:c="3"/>1.0000</text:p>
      <text:p text:style-name="P6"/>
      <text:p text:style-name="P6">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2:54:53.069569374</meta:creation-date>
    <dc:date>2018-09-19T16:24:23.171259251</dc:date>
    <meta:editing-duration>PT38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236" meta:character-count="1460" meta:non-whitespace-character-count="882"/>
  </office:meta>
</office:document-meta>
</file>